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honistalan – This area, comprised of most of the western coast of Dreyüs, contains the densest and most ruthless jungle known to Dreyüs peoples. While noticeably colder than it's counterparts in the more tropical latitudes, the unique effect of the squalls have morphed this place into one unlike any other. Chonistalan is nearly alien in comparison to the rest of Dreyüs, with flora and fauna made more robust by the accumulating effect of the generational burden of the storms. The jungle, with is dangerous biology, treacherous terrain, rare miracles, and mysterious natives, creates one of the more alluring, yet deadly, for those that journey the continent. </text:p>
      <text:p text:style-name="P1"><text:tab/>Similarly to Sycalene, this region descends down from the high plains into the sea. Noticeably different, however, is the geological makeup of Chonistalan in comparison the the desert to its south. The soil and geography allow for significantly more water retention, preventing the washouts that characterize Sycalene. This allowed for significant biological growth in the region, which, when met with the demanding conditions presented by being literally the face of the continent as the squalls make landfall, resulted in the magnificent and deadly biology of the reason.</text:p>
      <text:p text:style-name="P1"><text:tab/>Of all the differences between flora and fauna here compared to the rest on the world, the first thing anyone will notice is the size. Everything in Chonistalan is large, and stronger for it. In order to resist the destructive winds of the squalls, major flora, particularly every major variety of tree found here, evolved to grow more rapidly. Trees send out incredibly deep and wide root systems that interlock, securing the soil in place and providing exceptional nutrient accumulation. </text:p>
      <text:p text:style-name="P1"><text:tab/>These trees grow incredibly fast, and support one another, resulting in massive specimens that exist in incredibly close proximity to one another. In some places trees grow so large and in such density that hundreds or thousands of specimens combine into what is essentially one large super-organism. Within these areas the “ground” no longer really exists, as solid layers of tree separate any traversable surface from the soil by dozens of hundreds of feet. These trees have pathways all their own, often inhabited by large burrowing insects, secluded nesting birds, and dangerous feline predators.</text:p>
      <text:p text:style-name="P1"><text:tab/>In the areas of jungle not compromised of these super-organisms, the plant density is still quite high, and clear paths at ground level essentially do not exist, except where recently cleared artificially. In many ways these areas are even more dangerous than the huge tree systems, as the the soil itself can become dangerous. Most of the jungle becomes bog-like during and for sometime after the squalls, creating a mire infested with opportunistic predators scrambling to satiate their hunger after having hidden out the storms. Even during the “dry” season, areas of what may seem like solid ground could liquefy as one stepped into them, swallowing creatures whole in an instant. </text:p>
      <text:p text:style-name="P1"><text:tab/>While some varieties of creatures here have counterparts elsewhere on Dreyüs, such as many of the common insects like mosquito, the ones in Chonistalan are universally larger and more robust than their cousins. The unique specimens found here are likewise gigantic, including monstrous toothed lizards and dangerous colony-plants that occupy natural pits and crevices where they produce pools of a unique poison tar that can trap, paralyze, and eventually dissolve prey, including full-grown men or larger creatures.</text:p>
      <text:p text:style-name="P1"><text:tab/>Despite the dangers, some less horrific wonders do exist in this place as well. Plants that secrete chemical cocktails deadly to invertebrates, yet completely harmless to vertebrates. Fungi with anti-microbial and anti-viral properties so effective that no known diseases can survive to adapt resistances. Fibrous vines used in processes to create rigging ropes with more tensile strength than full-metal rigging-alloys. These, among others, exist as treasures rare and valuable enough to create a lopsided economy in favor of the locals who can demand essentially anything in return for whatever meager supply they can provide.</text:p>
      <text:p text:style-name="P1"><text:tab/>The tribes of Chonistalan are unique both in biology and culture among the people of Dreyüs. Mirroring the rest of their environment, these peoples are likewise gigantic, standing half a head taller than the average citizen of the Emiratus (a people who, thanks to their status as one of the few economies of surplus in Dreyüs and thus a more well-fed population, stand taller on average than most others). Their immense size is attributed to their environment, having lived under the same stresses. While there is some truth to this genetic-advantage, it is likely that cultural factors are at play here as play, such as cultural norms around partner selection as well as a cultural <text:soft-page-break/>understanding of the relationship between developmental nutrition and growth rate in humans. These viewpoints exist mostly as mild speculation by Emiratus anthropologists, who understand most of their accounts of or from these peoples to be more close to hearsay rather than verifiable. Given the rarity of any researcher to accompany a trade expedition across the continent, as well as the difficulty of gathering information outside of the nearly ritualized trading practices that occur between outsiders and locals, there remains much to be documented about these peoples.</text:p>
      <text:p text:style-name="P1"><text:tab/>Beyond the knowledge of their trading practices and explanations of their ability to survive the squalls via robust settlements built into the few places in the jungle stable enough to allow humans to shelter the storms, little is known with certainty about their culture and methods. Some theories have arose as a response to observations regarding their trade desires. </text:p>
      <text:p text:style-name="P1"><text:tab/>Normally happy to accept unseen outside goods such as foods and spices exotic to the locals, they tend to request weapons, tools, and specific technologies instead when asked. While the need for some of these are obvious, as they exist as simply more advanced and functional versions of common human tools and weapons, some of the unique requests stand out. Notably, devices capable of high-power sonic emission are almost always given precedence, as well as thermal-boring devices normally used in mining.</text:p>
      <text:p text:style-name="P1"><text:tab/>Speculation suggests the mining equipment is being used to expand and develop their large settlements within the mega-tree super-organisms. Modifying the devices somewhat could theoretically allow them to be used to burn out caverns inside the tree and leave fire-hardened surfaces without incinerating others parts of the tree. The sonic emitters provided more of a puzzle, especially considering their enhanced desirability among the locals. One theory, though unconfirmed, suggests that the locals modify these devices and incorporate them into mud-sounding tools. These would be employed as part of a technique to determine what areas of soil are safe, or even potentially be used to settle dangerous areas into a more stable state. Certain gaps remain in the theory, and the locals are uncharacteristically secretive when asked why they desire these devices, hinting that they may be protecting the knowledge in order to prevent outsiders from being able to bypass them and acquire deep-jungle resources directly. </text:p>
      <text:p text:style-name="P1"><text:tab/>Notable as well is their lack of interest in any outsider medicines, despite being accepting of diagnostic and surgical devices. They claim a class of <text:s/>medicine peoples provide all the medical needs of their peoples, and that individuals rarely succumb to infection or disease. With the addition of outside technologies, they claim their medicine people have even reduced death by injury to being nearly unheard of if the individual survives long enough to be brought before them. These medicine people are said to know all the secrets of the jungle, which plants, animals, fungus. and insects that can all be used to heal, and which ones might kill as well. Traditional antivenom from various creatures and unique herbal proscriptions for various afflictions are all said to be invariably effective, especially now that most have access to hyper-accurate diagnostic devices. If the claims of the traders are true, then the medicine people of Chonistalan are likely the most advanced doctors on Dreyüs outside the Emiratus, and perhaps even their superior if there are miracles of the jungle as of yet not understood by anyone other than the medicine people that live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18S</meta:editing-duration>
    <meta:editing-cycles>5</meta:editing-cycles>
    <meta:generator>OpenOffice/4.1.15$Win32 OpenOffice.org_project/4115m2$Build-9813</meta:generator>
    <dc:date>2024-10-24T16:11:03.08</dc:date>
    <meta:document-statistic meta:table-count="0" meta:image-count="0" meta:object-count="0" meta:page-count="2" meta:paragraph-count="12" meta:word-count="1336" meta:character-count="8498"/>
    <meta:user-defined meta:name="Info 1"/>
    <meta:user-defined meta:name="Info 2"/>
    <meta:user-defined meta:name="Info 3"/>
    <meta:user-defined meta:name="Info 4"/>
  </office:meta>
</office:document-meta>
</file>